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center" draw:textarea-vertical-align="middle"/>
    </style:style>
    <style:style style:name="gr3" style:family="graphic" style:parent-style-name="standard">
      <style:graphic-properties draw:fill-color="#e6e64c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9" draw:layer="layout" svg:width="15.24cm" svg:height="1.905cm" svg:x="2.905cm" svg:y="1.635cm">
          <text:p text:style-name="P1">Модель хранения настроек утилиты РК</text:p>
        </draw:rect>
        <draw:rect draw:style-name="gr1" draw:text-style-name="P2" draw:id="id12" draw:layer="layout" svg:width="10.795cm" svg:height="1.27cm" svg:x="4.435cm" svg:y="4.575cm">
          <text:p text:style-name="P1">ПОЛЬЗОВАТЕЛЬ</text:p>
        </draw:rect>
        <draw:rect draw:style-name="gr2" draw:text-style-name="P1" draw:id="id7" draw:layer="layout" svg:width="12.065cm" svg:height="1.27cm" svg:x="7.985cm" svg:y="6.08cm">
          <text:p text:style-name="P1">ПАПКА В APP FOLDER</text:p>
        </draw:rect>
        <draw:rect draw:style-name="gr1" draw:text-style-name="P2" draw:id="id8" draw:layer="layout" svg:width="10.16cm" svg:height="1.27cm" svg:x="9.89cm" svg:y="7.685cm">
          <text:p text:style-name="P1">НАСТРОЙКИ ПРОФИЛЯ</text:p>
        </draw:rect>
        <draw:rect draw:style-name="gr1" draw:text-style-name="P2" draw:id="id11" draw:layer="layout" svg:width="10.795cm" svg:height="2.035cm" svg:x="4.435cm" svg:y="9.76cm">
          <text:p text:style-name="P1">Установивший программу</text:p>
          <text:p text:style-name="P1">администратор</text:p>
        </draw:rect>
        <draw:rect draw:style-name="gr2" draw:text-style-name="P1" draw:id="id2" draw:layer="layout" svg:width="12.065cm" svg:height="1.27cm" svg:x="7.985cm" svg:y="12.3cm">
          <text:p text:style-name="P1">ПАПКА В APP FOLDER</text:p>
        </draw:rect>
        <draw:rect draw:style-name="gr1" draw:text-style-name="P2" draw:id="id6" draw:layer="layout" svg:width="10.16cm" svg:height="1.27cm" svg:x="9.89cm" svg:y="13.905cm">
          <text:p text:style-name="P1">НАСТРОЙКИ ПРОФИЛЯ</text:p>
        </draw:rect>
        <draw:rect draw:style-name="gr1" draw:text-style-name="P2" draw:id="id5" draw:layer="layout" svg:width="10.16cm" svg:height="1.27cm" svg:x="9.89cm" svg:y="15.51cm">
          <text:p text:style-name="P1">НАСТРОЙКИ ПЛАНИРОВЩИКА</text:p>
        </draw:rect>
        <draw:rect draw:style-name="gr1" draw:text-style-name="P2" draw:id="id10" draw:layer="layout" svg:width="10.795cm" svg:height="1.905cm" svg:x="4.335cm" svg:y="17.545cm">
          <text:p text:style-name="P1">НАСТРОЙКИ ДОСТУПНЫЕ ВСЕМ</text:p>
          <text:p text:style-name="P1">(малоизменяемые)</text:p>
        </draw:rect>
        <draw:rect draw:style-name="gr3" draw:text-style-name="P1" draw:id="id3" draw:layer="layout" svg:width="12.065cm" svg:height="1.27cm" svg:x="7.985cm" svg:y="20.25cm">
          <text:p text:style-name="P1">ПАПКА УСТАНОВКИ</text:p>
        </draw:rect>
        <draw:rect draw:style-name="gr1" draw:text-style-name="P2" draw:id="id4" draw:layer="layout" svg:width="7.62cm" svg:height="1.27cm" svg:x="9.89cm" svg:y="21.855cm">
          <text:p text:style-name="P1">КТО УСТАНОВИЛ</text:p>
        </draw:rect>
        <draw:rect draw:style-name="gr1" draw:text-style-name="P2" draw:id="id1" draw:layer="layout" svg:width="7.62cm" svg:height="1.27cm" svg:x="9.89cm" svg:y="23.46cm">
          <text:p text:style-name="P1">ССЫЛКА НА ПАПКУ</text:p>
        </draw:rect>
        <draw:connector draw:style-name="gr4" draw:text-style-name="P2" draw:layer="layout" svg:x1="17.51cm" svg:y1="24.095cm" svg:x2="20.05cm" svg:y2="12.935cm" draw:start-shape="id1" draw:start-glue-point="1" draw:end-shape="id2" draw:end-glue-point="1">
          <text:p/>
        </draw:connector>
        <draw:connector draw:style-name="gr5" draw:text-style-name="P2" draw:layer="layout" svg:x1="7.985cm" svg:y1="20.885cm" svg:x2="9.89cm" svg:y2="24.095cm" draw:start-shape="id3" draw:start-glue-point="3" draw:end-shape="id1" draw:end-glue-point="3">
          <text:p/>
        </draw:connector>
        <draw:connector draw:style-name="gr5" draw:text-style-name="P2" draw:layer="layout" svg:x1="7.985cm" svg:y1="20.885cm" svg:x2="9.89cm" svg:y2="22.49cm" draw:start-shape="id3" draw:start-glue-point="3" draw:end-shape="id4" draw:end-glue-point="3">
          <text:p/>
        </draw:connector>
        <draw:connector draw:style-name="gr5" draw:text-style-name="P2" draw:layer="layout" svg:x1="7.985cm" svg:y1="12.935cm" svg:x2="9.89cm" svg:y2="16.145cm" draw:start-shape="id2" draw:start-glue-point="3" draw:end-shape="id5" draw:end-glue-point="3">
          <text:p/>
        </draw:connector>
        <draw:connector draw:style-name="gr5" draw:text-style-name="P2" draw:layer="layout" svg:x1="7.985cm" svg:y1="12.935cm" svg:x2="9.89cm" svg:y2="14.54cm" draw:start-shape="id2" draw:start-glue-point="3" draw:end-shape="id6" draw:end-glue-point="3">
          <text:p/>
        </draw:connector>
        <draw:connector draw:style-name="gr5" draw:text-style-name="P2" draw:layer="layout" svg:x1="7.985cm" svg:y1="6.715cm" svg:x2="9.89cm" svg:y2="8.32cm" draw:start-shape="id7" draw:start-glue-point="3" draw:end-shape="id8" draw:end-glue-point="3">
          <text:p/>
        </draw:connector>
        <draw:connector draw:style-name="gr5" draw:text-style-name="P2" draw:layer="layout" svg:x1="2.905cm" svg:y1="2.587cm" svg:x2="4.335cm" svg:y2="18.497cm" draw:start-shape="id9" draw:start-glue-point="3" draw:end-shape="id10" draw:end-glue-point="3">
          <text:p/>
        </draw:connector>
        <draw:connector draw:style-name="gr5" draw:text-style-name="P2" draw:layer="layout" svg:x1="2.905cm" svg:y1="2.587cm" svg:x2="4.435cm" svg:y2="10.777cm" draw:start-shape="id9" draw:start-glue-point="3" draw:end-shape="id11" draw:end-glue-point="3">
          <text:p/>
        </draw:connector>
        <draw:connector draw:style-name="gr5" draw:text-style-name="P2" draw:layer="layout" svg:x1="2.905cm" svg:y1="2.587cm" svg:x2="4.435cm" svg:y2="5.21cm" draw:start-shape="id9" draw:start-glue-point="3" draw:end-shape="id12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Siarhei Kuchuk</meta:initial-creator>
    <meta:creation-date>2008-03-03T20:24:35</meta:creation-date>
    <dc:creator>Siarhei Kuchuk</dc:creator>
    <dc:date>2008-03-03T20:31:25</dc:date>
    <dc:language>ru-RU</dc:language>
    <meta:editing-cycles>2</meta:editing-cycles>
    <meta:editing-duration>PT6M50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